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paragraph-rsid="002aa8ce" style:font-weight-asian="normal" style:font-weight-complex="normal"/>
    </style:style>
    <style:style style:name="P19" style:family="paragraph" style:parent-style-name="Text_20_body">
      <style:text-properties officeooo:rsid="001613ea" officeooo:paragraph-rsid="001613ea"/>
    </style:style>
    <style:style style:name="P20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3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24" style:family="paragraph" style:parent-style-name="Text_20_body">
      <style:text-properties fo:font-weight="bold" officeooo:paragraph-rsid="002aa8ce" style:font-weight-asian="bold" style:font-weight-complex="bold"/>
    </style:style>
    <style:style style:name="P25" style:family="paragraph" style:parent-style-name="Text_20_body">
      <style:text-properties officeooo:rsid="00166159" officeooo:paragraph-rsid="00166159"/>
    </style:style>
    <style:style style:name="P26" style:family="paragraph" style:parent-style-name="Text_20_body">
      <style:text-properties style:text-underline-style="none" officeooo:rsid="00176f28" officeooo:paragraph-rsid="00176f28"/>
    </style:style>
    <style:style style:name="P27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8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9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30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31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32" style:family="paragraph" style:parent-style-name="Text_20_body">
      <style:text-properties style:text-underline-style="none" officeooo:paragraph-rsid="00180e04"/>
    </style:style>
    <style:style style:name="P33" style:family="paragraph" style:parent-style-name="Text_20_body">
      <style:text-properties officeooo:rsid="0019b5f6" officeooo:paragraph-rsid="0019b5f6"/>
    </style:style>
    <style:style style:name="P34" style:family="paragraph" style:parent-style-name="Text_20_body">
      <style:text-properties officeooo:paragraph-rsid="00206bf8"/>
    </style:style>
    <style:style style:name="P35" style:family="paragraph" style:parent-style-name="Text_20_body">
      <style:text-properties officeooo:paragraph-rsid="0023d23f"/>
    </style:style>
    <style:style style:name="P36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37" style:family="paragraph" style:parent-style-name="Text_20_body">
      <style:text-properties officeooo:rsid="00285259" officeooo:paragraph-rsid="00285259"/>
    </style:style>
    <style:style style:name="P38" style:family="paragraph" style:parent-style-name="Text_20_body">
      <style:text-properties officeooo:paragraph-rsid="002aa8ce"/>
    </style:style>
    <style:style style:name="P39" style:family="paragraph" style:parent-style-name="Text_20_body" style:list-style-name="L1">
      <style:text-properties style:text-underline-style="none" officeooo:rsid="00176f28" officeooo:paragraph-rsid="00176f28"/>
    </style:style>
    <style:style style:name="P40" style:family="paragraph" style:parent-style-name="Text_20_body">
      <style:text-properties style:text-underline-style="none" fo:font-weight="bold" officeooo:rsid="002c891c" officeooo:paragraph-rsid="002aa8ce" style:font-weight-asian="bold" style:font-weight-complex="bold"/>
    </style:style>
    <style:style style:name="P41" style:family="paragraph" style:parent-style-name="Text_20_body" style:list-style-name="L5">
      <style:text-properties style:text-underline-style="none" fo:font-weight="normal" officeooo:paragraph-rsid="002aa8ce" style:font-weight-asian="normal" style:font-weight-complex="normal"/>
    </style:style>
    <style:style style:name="P42" style:family="paragraph" style:parent-style-name="Text_20_body" style:list-style-name="L6">
      <style:text-properties style:text-underline-style="none" fo:font-weight="normal" officeooo:paragraph-rsid="002aa8ce" style:font-weight-asian="normal" style:font-weight-complex="normal"/>
    </style:style>
    <style:style style:name="P43" style:family="paragraph" style:parent-style-name="Text_20_body">
      <style:text-properties style:text-underline-style="none" fo:font-weight="normal" officeooo:paragraph-rsid="002aa8ce" style:font-weight-asian="normal" style:font-weight-complex="normal"/>
    </style:style>
    <style:style style:name="P44" style:family="paragraph" style:parent-style-name="Text_20_body" style:list-style-name="L2">
      <style:text-properties officeooo:rsid="0018d1ad" officeooo:paragraph-rsid="0018d1ad"/>
    </style:style>
    <style:style style:name="P45" style:family="paragraph" style:parent-style-name="Text_20_body" style:list-style-name="L2">
      <style:text-properties officeooo:rsid="0019b5f6" officeooo:paragraph-rsid="0019b5f6"/>
    </style:style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>
      <style:text-properties style:text-underline-style="solid" style:text-underline-width="auto" style:text-underline-color="font-color" officeooo:rsid="002c891c" officeooo:paragraph-rsid="002aa8ce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c891c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8" style:family="text">
      <style:text-properties officeooo:rsid="00180e04"/>
    </style:style>
    <style:style style:name="T19" style:family="text">
      <style:text-properties officeooo:rsid="0023d23f"/>
    </style:style>
    <style:style style:name="T20" style:family="text">
      <style:text-properties officeooo:rsid="002a2a2f"/>
    </style:style>
    <style:style style:name="T21" style:family="text">
      <style:text-properties officeooo:rsid="002c89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20. Expressões <text:span text:style-name="T1">aritméticas</text:span></text:p>
      <text:p text:style-name="Text_20_body"/>
      <text:p text:style-name="P13">operadores aritméticos:</text:p>
      <text:p text:style-name="P19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9"><text:s text:c="21"/>(2 lugar: + -)</text:p>
      <text:p text:style-name="P19"/>
      <text:p text:style-name="P20">exemplo:</text:p>
      <text:p text:style-name="P25">2 * 6 / 3 = 4</text:p>
      <text:p text:style-name="P25">3 + 2 * 4 = 11</text:p>
      <text:p text:style-name="P25">(3 + 2) * 4 = 20</text:p>
      <text:p text:style-name="P25">60 / (3 + 2) * 4 = 48</text:p>
      <text:p text:style-name="P25">60 / ((3 + 2) * 4) = 3</text:p>
      <text:p text:style-name="P20">exemplo com mod:</text:p>
      <text:p text:style-name="P25">14 % 3 = 2</text:p>
      <text:p text:style-name="P25">19 % 5 = <text:span text:style-name="T6">4</text:span></text:p>
      <text:p text:style-name="P25"/>
      <text:p text:style-name="Text_20_body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Subtitle">21. Variáveis e tipos básicos em Java</text:p>
      <text:p text:style-name="Text_20_body"/>
      <text:p text:style-name="P14">declaraçao de variaveis</text:p>
      <text:p text:style-name="P26">sintaxe:</text:p>
      <text:p text:style-name="P26">&lt;tipo&gt; &lt;nome&gt; = &lt;valor inicial&gt;</text:p>
      <text:p text:style-name="P14"><text:span text:style-name="T7">exemplo</text:span>:</text:p>
      <text:p text:style-name="P26">int idade = 25;</text:p>
      <text:p text:style-name="P26">double altura = 1.68;</text:p>
      <text:p text:style-name="P26">char sexo = ‘F’ </text:p>
      <text:p text:style-name="P27">uma variavel possui:</text:p>
      <text:list xml:id="list1737812579" text:style-name="L1">
        <text:list-item>
          <text:p text:style-name="P39">nome; </text:p>
        </text:list-item>
        <text:list-item>
          <text:p text:style-name="P39">tipo;</text:p>
        </text:list-item>
        <text:list-item>
          <text:p text:style-name="P39">valor;</text:p>
        </text:list-item>
        <text:list-item>
          <text:p text:style-name="P39">endereço;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2357916335" text:style-name="L2">
        <text:list-item>
          <text:p text:style-name="P44">system.out.print</text:p>
        </text:list-item>
        <text:list-item>
          <text:p text:style-name="P44">system.out.printl</text:p>
        </text:list-item>
        <text:list-item>
          <text:p text:style-name="P44">system.out.printf</text:p>
          <text:p text:style-name="P44">%d - inteiro</text:p>
          <text:p text:style-name="P44">%f - ponto flutuante</text:p>
          <text:p text:style-name="P44">%s - texto</text:p>
          <text:p text:style-name="P44">%n - quebra de linha</text:p>
        </text:list-item>
        <text:list-item>
          <text:p text:style-name="P45">Locale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31">&lt;variável&gt; = &lt;expressão&gt;;</text:p>
      <text:p text:style-name="P28">exemplo:</text:p>
      <text:p text:style-name="P31">int x, y;</text:p>
      <text:p text:style-name="P31">x = 5;</text:p>
      <text:p text:style-name="P31">y = 2 * x;</text:p>
      <text:p text:style-name="P31">system.out.println(x);</text:p>
      <text:p text:style-name="P31">system.out.println(y);</text:p>
      <text:p text:style-name="P28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7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1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1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2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2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1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1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1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1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8">inicio: (</text:span>Executa somente na primeira vez<text:span text:style-name="T18">)__condição: (V: executa e volta | F: pula fora)__incremento:( Executa toda vez depois de voltar)</text:span></text:p>
      <text:p text:style-name="P16"/>
      <text:p text:style-name="P29">Importante</text:p>
      <text:p text:style-name="P17">Perceba que a estrutura "para" é ótima para se fazer uma repetição</text:p>
      <text:p text:style-name="P17">baseada em uma CONTAGEM:</text:p>
      <text:p text:style-name="P32">for (int i=0; i&lt;5; i++) {</text:p>
      <text:p text:style-name="P32">System.out.println("Valor de i: " + i);</text:p>
      <text:p text:style-name="P32">}</text:p>
      <text:p text:style-name="P30"><text:span text:style-name="T15">Resultado na tela</text:span>:</text:p>
      <text:p text:style-name="P32">Valor de i: 0</text:p>
      <text:p text:style-name="P32">Valor de i: 1</text:p>
      <text:p text:style-name="P32">Valor de i: 2</text:p>
      <text:p text:style-name="P32">Valor de i: 3</text:p>
      <text:p text:style-name="P32">Valor de i: 4</text:p>
      <text:p text:style-name="P32"/>
      <text:p text:style-name="P32"/>
      <text:p text:style-name="P29">resumo</text:p>
      <text:p text:style-name="P32">• Estrutura repetitiva "para"</text:p>
      <text:p text:style-name="P32">• Usar quando se sabe previamente a quantidade de repetições</text:p>
      <text:p text:style-name="P32">• Ótimo para fazer contagens (progressiva ou regressiva)</text:p>
      <text:p text:style-name="Subtitle"><text:soft-page-break/>54. Estrutura repetitiva faça-enquanto (do-while)</text:p>
      <text:p text:style-name="Subtitle"/>
      <text:p text:style-name="P32"/>
      <text:p text:style-name="P30">Estrutura repetitiva "faça-enquanto"</text:p>
      <text:p text:style-name="P32">Menos utilizada, mas em alguns casos se encaixa melhor ao problema.</text:p>
      <text:p text:style-name="P32">O bloco de comandos executa pelo menos uma vez, pois a condição é</text:p>
      <text:p text:style-name="P32">verificada no final.</text:p>
      <text:p text:style-name="P32"/>
      <text:p text:style-name="P30">Sintaxe / regra</text:p>
      <text:p text:style-name="P32">do {</text:p>
      <text:p text:style-name="P32">comando 1</text:p>
      <text:p text:style-name="P32">comando 2</text:p>
      <text:p text:style-name="P32">} while ( condição );</text:p>
      <text:p text:style-name="P32"/>
      <text:p text:style-name="P32">Regra:</text:p>
      <text:p text:style-name="P32">V: volta</text:p>
      <text:p text:style-name="P32">F: pula for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Subtitle"><text:soft-page-break/>60. Funções (sintaxe)</text:p>
      <text:p text:style-name="Text_20_body"/>
      <text:p text:style-name="P21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4">• É um tipo estruturado que pode conter (membros):</text:p>
      <text:p text:style-name="P34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4263452135" text:style-name="L3">
        <text:list-item>
          <text:p text:style-name="P46">Construtores</text:p>
        </text:list-item>
        <text:list-item>
          <text:p text:style-name="P46">Sobrecarga</text:p>
        </text:list-item>
        <text:list-item>
          <text:p text:style-name="P46">Encapsulamento</text:p>
        </text:list-item>
        <text:list-item>
          <text:p text:style-name="P46">Herança</text:p>
        </text:list-item>
        <text:list-item>
          <text:p text:style-name="P46">Polimorfismo</text:p>
        </text:list-item>
      </text:list>
      <text:p text:style-name="Text_20_body">• Exemplos:</text:p>
      <text:list xml:id="list2186930873" text:style-name="L4">
        <text:list-item>
          <text:p text:style-name="P47">Entidades: Produto, Cliente, Triangulo</text:p>
        </text:list-item>
        <text:list-item>
          <text:p text:style-name="P47">Serviços: ProdutoService, ClienteService, EmailService, StorageService</text:p>
        </text:list-item>
        <text:list-item>
          <text:p text:style-name="P47">Controladores: ProdutoController, ClienteController</text:p>
        </text:list-item>
        <text:list-item>
          <text:p text:style-name="P47">Utilitários: Calculadora, Compactador</text:p>
        </text:list-item>
        <text:list-item>
          <text:p text:style-name="P47">Outros (views, repositórios, gerenciadores, etc.)</text:p>
          <text:p text:style-name="P47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1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35"><text:tab/>• Classes utilitárias <text:s text:c="2"/><text:span text:style-name="T19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1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1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23">Sobrecarga</text:p>
      <text:p text:style-name="P37">• É um recurso que uma classe possui de oferecer mais de uma operação com o mesmo nome, porém com diferentes listas de parâmetro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Subtitle">78. Encapsulamento</text:p>
      <text:p text:style-name="Text_20_body"/>
      <text:p text:style-name="P21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1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0">79. </text:span>Gerando automaticamente construtores, getters e setters com Eclipse</text:p>
      <text:p text:style-name="Subtitle"/>
      <text:p text:style-name="Text_20_body"/>
      <text:p text:style-name="P21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20">80. </text:span>Modificadores de acesso</text:p>
      <text:p text:style-name="Text_20_body"/>
      <text:p text:style-name="P21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38">• <text:span text:style-name="T2">public</text:span>: o membro é acessado por todas classes (ao menos que ele resida em</text:p>
      <text:p text:style-name="P38">um módulo diferente que não exporte o pacote onde ele está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Subtitle">86. Tipos referência vs. tipos valor</text:p>
      <text:p text:style-name="P38"/>
      <text:p text:style-name="P24">Valores padrão</text:p>
      <text:p text:style-name="P38">• Quando alocamos (new) qualquer tipo estruturado (classe ou array), são atribuídos valores padrão aos seus elementos</text:p>
      <text:p text:style-name="P38"><text:tab/>• números: 0</text:p>
      <text:p text:style-name="P38"><text:tab/>• boolean: false</text:p>
      <text:p text:style-name="P38"><text:tab/>• char: caractere código 0</text:p>
      <text:p text:style-name="P38"><text:tab/>• objeto: null</text:p>
      <text:p text:style-name="P38">Product p = new Product(); <text:s text:c="2"/><text:span text:style-name="T21">=========&gt; p - </text:span><text:span text:style-name="T16">| </text:span><text:span text:style-name="T11">null </text:span><text:span text:style-name="T16">| </text:span><text:span text:style-name="T11">0.0 </text:span><text:span text:style-name="T16">| </text:span><text:span text:style-name="T11">0 </text:span><text:span text:style-name="T16">|</text:span></text:p>
      <text:p text:style-name="P48"/>
      <text:p text:style-name="P40">Tipos referência vs. tipos valor</text:p>
      <text:p text:style-name="P18">CLASSE</text:p>
      <text:list xml:id="list3036275258" text:style-name="L5">
        <text:list-item>
          <text:p text:style-name="P41">Vantagem: usufrui de todos recursos OO</text:p>
        </text:list-item>
        <text:list-item>
          <text:p text:style-name="P41">Variáveis são ponteiros</text:p>
        </text:list-item>
        <text:list-item>
          <text:p text:style-name="P41">Objetos precisam ser instanciados usando new, ou apontar para um objeto já existente.</text:p>
        </text:list-item>
        <text:list-item>
          <text:p text:style-name="P41">Aceita valor null</text:p>
        </text:list-item>
        <text:list-item>
          <text:p text:style-name="P41">Y = X; <text:s/>"Y passa a apontar para onde X aponta"</text:p>
        </text:list-item>
        <text:list-item>
          <text:p text:style-name="P41">Objetos instanciados no heap</text:p>
        </text:list-item>
        <text:list-item>
          <text:p text:style-name="P41">Objetos não utilizados são desalocados em um momento próximo pelo garbage collector</text:p>
        </text:list-item>
      </text:list>
      <text:p text:style-name="P18">TIPO PRIMITIVO</text:p>
      <text:list xml:id="list1659279247" text:style-name="L6">
        <text:list-item>
          <text:p text:style-name="P42">Vantagem: é mais simples e mais performático</text:p>
        </text:list-item>
        <text:list-item>
          <text:p text:style-name="P42">Variáveis são caixas</text:p>
        </text:list-item>
        <text:list-item>
          <text:p text:style-name="P42">Não instancia. Uma vez declarados, estão prontos para uso.</text:p>
        </text:list-item>
        <text:list-item>
          <text:p text:style-name="P42">Não aceita valor null</text:p>
        </text:list-item>
        <text:list-item>
          <text:p text:style-name="P42">Y = X; <text:s/>"Y recebe uma cópia de X"</text:p>
        </text:list-item>
        <text:list-item>
          <text:p text:style-name="P42">"Objetos" instanciados no stack</text:p>
        </text:list-item>
        <text:list-item>
          <text:p text:style-name="P42">"Objetos" são desalocados imediatamente quando seu escopo de execução é finalizado</text:p>
        </text:list-item>
      </text:list>
      <text:p text:style-name="P43"/>
      <text:p text:style-name="P43"/>
      <text:p text:style-name="P43"/>
      <text:p text:style-name="Subtitle"><text:soft-page-break/>88. Vetores</text:p>
      <text:p text:style-name="Text_20_body"/>
      <text:p text:style-name="P21">Vetores</text:p>
      <text:p text:style-name="Text_20_body">• Em programação, "vetor" é o nome dado a arranjos unidimensionais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•<text:tab/> Dificuldade para se realizar inserções e deleç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10T00:11:04.132001565</dc:date>
    <meta:editing-duration>PT12H27M5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7" meta:paragraph-count="368" meta:word-count="1926" meta:character-count="11249" meta:non-whitespace-character-count="9564"/>
  </office:meta>
</office:document-meta>
</file>